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ac008" officeooo:paragraph-rsid="001ac008"/>
    </style:style>
    <style:style style:name="P2" style:family="paragraph" style:parent-style-name="Preformatted_20_Text">
      <style:text-properties fo:font-weight="bold" officeooo:rsid="001ac008" officeooo:paragraph-rsid="001ac008" style:font-weight-asian="bold" style:font-weight-complex="bold"/>
    </style:style>
    <style:style style:name="P3" style:family="paragraph" style:parent-style-name="Preformatted_20_Text">
      <style:text-properties fo:font-weight="bold" officeooo:rsid="001af77b" officeooo:paragraph-rsid="001af77b" style:font-weight-asian="bold" style:font-weight-complex="bold"/>
    </style:style>
    <style:style style:name="P4" style:family="paragraph" style:parent-style-name="Preformatted_20_Text">
      <style:text-properties fo:font-weight="bold" officeooo:rsid="001b011f" officeooo:paragraph-rsid="001b011f" style:font-weight-asian="bold" style:font-weight-complex="bold"/>
    </style:style>
    <style:style style:name="P5" style:family="paragraph" style:parent-style-name="Preformatted_20_Text">
      <style:text-properties fo:font-weight="bold" officeooo:rsid="001c0f31" officeooo:paragraph-rsid="001c0f31" style:font-weight-asian="bold" style:font-weight-complex="bold"/>
    </style:style>
    <style:style style:name="P6" style:family="paragraph" style:parent-style-name="Preformatted_20_Text">
      <style:text-properties fo:font-weight="normal" officeooo:rsid="001af77b" officeooo:paragraph-rsid="001af77b" style:font-weight-asian="normal" style:font-weight-complex="normal"/>
    </style:style>
    <style:style style:name="P7" style:family="paragraph" style:parent-style-name="Preformatted_20_Text">
      <style:text-properties fo:font-weight="normal" officeooo:rsid="001af77b" officeooo:paragraph-rsid="001b011f" style:font-weight-asian="normal" style:font-weight-complex="normal"/>
    </style:style>
    <style:style style:name="P8" style:family="paragraph" style:parent-style-name="Preformatted_20_Text">
      <style:text-properties fo:font-weight="normal" officeooo:rsid="001b011f" officeooo:paragraph-rsid="001b011f" style:font-weight-asian="normal" style:font-weight-complex="normal"/>
    </style:style>
    <style:style style:name="P9" style:family="paragraph" style:parent-style-name="Preformatted_20_Text">
      <style:text-properties fo:font-weight="normal" officeooo:rsid="001c0f31" officeooo:paragraph-rsid="001c0f31" style:font-weight-asian="normal" style:font-weight-complex="normal"/>
    </style:style>
    <style:style style:name="P10" style:family="paragraph" style:parent-style-name="Preformatted_20_Text">
      <style:text-properties officeooo:rsid="001ac008" officeooo:paragraph-rsid="001ac008"/>
    </style:style>
    <style:style style:name="P11" style:family="paragraph" style:parent-style-name="Preformatted_20_Text">
      <style:text-properties officeooo:rsid="001ac008" officeooo:paragraph-rsid="001e420f"/>
    </style:style>
    <style:style style:name="P12" style:family="paragraph" style:parent-style-name="Preformatted_20_Text">
      <style:text-properties officeooo:rsid="001ac008" officeooo:paragraph-rsid="001af77b"/>
    </style:style>
    <style:style style:name="P13" style:family="paragraph" style:parent-style-name="Preformatted_20_Text">
      <style:text-properties officeooo:rsid="001e420f" officeooo:paragraph-rsid="001e420f"/>
    </style:style>
    <style:style style:name="P14" style:family="paragraph" style:parent-style-name="Preformatted_20_Text">
      <style:text-properties officeooo:rsid="001e420f" officeooo:paragraph-rsid="001fefe1"/>
    </style:style>
    <style:style style:name="P15" style:family="paragraph" style:parent-style-name="Preformatted_20_Text">
      <style:text-properties officeooo:rsid="001e420f" officeooo:paragraph-rsid="00201c9e"/>
    </style:style>
    <style:style style:name="P16" style:family="paragraph" style:parent-style-name="Preformatted_20_Text">
      <style:text-properties officeooo:rsid="001be9f6" officeooo:paragraph-rsid="001be9f6"/>
    </style:style>
    <style:style style:name="P17" style:family="paragraph" style:parent-style-name="Preformatted_20_Text">
      <style:text-properties fo:font-weight="bold" officeooo:rsid="001e420f" officeooo:paragraph-rsid="001e420f" style:font-weight-asian="bold" style:font-weight-complex="bold"/>
    </style:style>
    <style:style style:name="P18" style:family="paragraph" style:parent-style-name="Preformatted_20_Text">
      <style:text-properties fo:font-weight="normal" officeooo:rsid="001af77b" officeooo:paragraph-rsid="001af77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011f" style:font-weight-asian="normal" style:font-weight-complex="normal"/>
    </style:style>
    <style:style style:name="T4" style:family="text">
      <style:text-properties officeooo:rsid="001b011f"/>
    </style:style>
    <style:style style:name="T5" style:family="text">
      <style:text-properties officeooo:rsid="001ce51f"/>
    </style:style>
    <style:style style:name="T6" style:family="text">
      <style:text-properties officeooo:rsid="001fefe1"/>
    </style:style>
    <style:style style:name="T7" style:family="text">
      <style:text-properties officeooo:rsid="00201c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PEAK NG JEDITOR ALL RECENT DOCUMENTATION_TEAM2</text:p>
      <text:p text:style-name="P1"/>
      <text:p text:style-name="P1"/>
      <text:p text:style-name="P1">Aquire PHONEME_LIST data</text:p>
      <text:p text:style-name="P1"/>
      <text:p text:style-name="P3">INSTALLATION</text:p>
      <text:p text:style-name="P3"/>
      <text:p text:style-name="P9">All the necessary installation guidlines are written in README.md file, found already in the project.</text:p>
      <text:p text:style-name="P6"><text:span text:style-name="Strong_20_Emphasis"><text:span text:style-name="T2"/></text:span></text:p>
      <text:p text:style-name="P12"/>
      <text:p text:style-name="P2">GUI</text:p>
      <text:p text:style-name="P1"/>
      <text:p text:style-name="P1"><text:tab/>To make the program easier to use, the order of Speak and Text in GUI interface <text:s/>has been changed. First – use speak or translate as a function, and after it shows the details for frequency, amplitude etc. in the graph.</text:p>
      <text:p text:style-name="P1"><text:tab/>Changes made in GUI to translate all menu bar buttons and system buttons to User preferred language.</text:p>
      <text:p text:style-name="P1"><text:tab/>According to users preferance, default text box now is available in 7 different languages in eSpeak NG java editor, user can change the preffered language, using Options – Language – (English/ Latvian/ Russian/ Tamil/ Korean/ Japaneese/ Spanish). </text:p>
      <text:p text:style-name="P1">Added three new languages in the User Interface:</text:p>
      <text:p text:style-name="P1"><text:tab/>Japanese,</text:p>
      <text:p text:style-name="P1"><text:tab/>Korean,</text:p>
      <text:p text:style-name="P1"><text:tab/>Spanish.</text:p>
      <text:p text:style-name="P1"/>
      <text:p text:style-name="P1"><text:tab/>For different GUI languages improved support using Java \*. properties files.</text:p>
      <text:p text:style-name="P1">Added new GUI feature for highlighting active peak text fields.</text:p>
      <text:p text:style-name="P1"/>
      <text:p text:style-name="P1"/>
      <text:p text:style-name="P2">VOICE</text:p>
      <text:p text:style-name="P1"/>
      <text:p text:style-name="P1"/>
      <text:p text:style-name="P1"><text:tab/>For selecting the voice, event listeners were added and the primary code was eddited. By checking the letter and the number available in the text file that is used in voice modulation, it checks if the file used is proper.</text:p>
      <text:p text:style-name="P1"><text:tab/>Added voice variant to the program. It uses terminal command to execute the requested variants. Using voice as a parameter to command line program is compiled to check the selected file and to change voice in the program.</text:p>
      <text:p text:style-name="P1"/>
      <text:p text:style-name="P1"/>
      <text:p text:style-name="P2">GRAPH</text:p>
      <text:p text:style-name="P1"/>
      <text:p text:style-name="P1"/>
      <text:p text:style-name="P1"><text:tab/>Amplitude (y-axis) and time (x-axis) added to the graph, as well as frequency in hz sound's vowels based in different graphs background. The direction of the graph is opposite in comparison with normal amplitude graphs.</text:p>
      <text:p text:style-name="P1"><text:tab/>Graph can be imported, using File – Open – (dz_pzd/dzh/xdz) variants respectively.</text:p>
      <text:p text:style-name="P1"><text:tab/>Graph can be exported to any user intended target file Menu bar – File – Export graph – File chooser || <text:s/>Right Click – Export – File chooser.</text:p>
      <text:p text:style-name="P1"/>
      <text:p text:style-name="P2">SPECTRUM GRAPH</text:p>
      <text:p text:style-name="P1"/>
      <text:p text:style-name="P1"><text:tab/>Spectrum graph implemented in the left lower corner of the Spect tab. For this Spectrum Graph Class was written and has to be used to draw a pitch line.</text:p>
      <text:p text:style-name="P1"><text:tab/>This graph shows frequencies of the first 3 formants (red circles) and peaks (black lines) of all frames placed in the right panel. Orange lines represent length (time in milliseconds) of correspondent frames from the right panel. This graph changes when different tab with different phoneme is chosen. </text:p>
      <text:p text:style-name="P1"><text:tab/>StateChanged listener implemented to redraw spectrum graph at tab change. </text:p>
      <text:p text:style-name="P1"/>
      <text:p text:style-name="P2"><text:soft-page-break/>PROSODY PANEL</text:p>
      <text:p text:style-name="P1"/>
      <text:p text:style-name="P1"><text:tab/>When language is changed (e.g., for us), phoneme list graph coordinates do not fit into the Prosody graph table, because of y-axis value, which nas been changed accordingly to 250, so it fits properly. </text:p>
      <text:p text:style-name="P1"><text:tab/></text:p>
      <text:p text:style-name="P1"/>
      <text:p text:style-name="P2">PROSODY TAB</text:p>
      <text:p text:style-name="P1"/>
      <text:p text:style-name="P1"><text:tab/>If changes are made in the Prosody tab, then clicking Speak will speak the modified prosody while Translate will revert to the default prosody settings for the text.</text:p>
      <text:p text:style-name="P1">Results are shown in Prosody tab after the Speak button is clicked to speak the text.</text:p>
      <text:p text:style-name="P1">Click on a vowel phoneme which is displayed in the Prosody tab. A red line appears under it to indicate that it has been selected.</text:p>
      <text:p text:style-name="P1"/>
      <text:p text:style-name="P13">PHONEME LIST DATA</text:p>
      <text:p text:style-name="P1"/>
      <text:p text:style-name="P13">This function has not yet used in the project. <text:s text:c="92"/></text:p>
      <text:p text:style-name="P13"><text:s text:c="143"/></text:p>
      <text:p text:style-name="P13">This function acquires PHONEME_LIST data form "C" espeak-ng project <text:s text:c="70"/>PHONEME_LIST is not publicly available, so if you want this use this function you need to add this line: <text:s text:c="127"/></text:p>
      <text:p text:style-name="P13"><text:s text:c="143"/></text:p>
      <text:p text:style-name="P13">&gt;extern PHONEME_LIST *getPhonemeList(); <text:s text:c="98"/></text:p>
      <text:p text:style-name="P13"><text:s text:c="143"/></text:p>
      <text:p text:style-name="P13">to synthesize.h in espeak-ng projec <text:s text:c="53"/>and add these lines: <text:s text:c="123"/></text:p>
      <text:p text:style-name="P13"><text:s/>#pragma GCC visibility push(default) <text:s text:c="100"/></text:p>
      <text:p text:style-name="P13">PHONEME_LIST * getPhonemeList() { <text:s text:c="99"/></text:p>
      <text:p text:style-name="P13">return &amp;phoneme_list; <text:s text:c="107"/></text:p>
      <text:p text:style-name="P13">} <text:s text:c="131"/></text:p>
      <text:p text:style-name="P13">#pragma GCC visibility pop <text:s text:c="110"/></text:p>
      <text:p text:style-name="P13"><text:s text:c="143"/></text:p>
      <text:p text:style-name="P13">to synthesize.c in espeak-ng project <text:s text:c="102"/>and recompile libespeakservice.so library <text:s text:c="100"/></text:p>
      <text:p text:style-name="P13">you can do this with command "./updateJNIchanges.sh" in this project. <text:s text:c="72"/></text:p>
      <text:p text:style-name="P13">*Note that both "espeak-ng" and "espeak-ng-jeditor" projects should be located in the same folder to compile library(e.g../workspace/espeak-ng<text:tab/>../workspace/eskeap-ng-jeditor) <text:s text:c="82"/></text:p>
      <text:p text:style-name="P13"><text:s text:c="143"/></text:p>
      <text:p text:style-name="P13">This function not just gives back PHONEME_DATA for each Phoneme in your text, but also voices it out.This conflicts with already existing function, so when you press "Speak" its speaks out twice. <text:s text:c="47"/></text:p>
      <text:p text:style-name="P13"><text:s/><text:tab/><text:tab/>Possible solution is to somehow disable speech for this function, or replace existing one (found in EvenHandlers.java:298) with this one. <text:s/>Unfortunately due to Thread problems and time limits i was not able to do this. <text:s text:c="62"/></text:p>
      <text:p text:style-name="P13">Also created 3 classes - PhonemeList.java, PhonemeList2.java and PhonemeTab.java, which right now does nothing, but could be used to store this data. <text:s text:c="19"/></text:p>
      <text:p text:style-name="P1"/>
      <text:p text:style-name="P1"/>
      <text:p text:style-name="P2">THREADS</text:p>
      <text:p text:style-name="P1"/>
      <text:p text:style-name="P1"><text:tab/>Thread functionality added to help program to run better and allowing user to <text:s/>perform various activities even when software is in speaking process.</text:p>
      <text:p text:style-name="P1"><text:tab/>Espeak NG before used only single thread to run every program in the software. </text:p>
      <text:p text:style-name="P1"/>
      <text:p text:style-name="P2">MOUSE LISTENERS</text:p>
      <text:p text:style-name="P1"/>
      <text:p text:style-name="P1">Added Mouse Listeners as follows:</text:p>
      <text:p text:style-name="P1"/>
      <text:p text:style-name="P1"><text:soft-page-break/>Right Click - Pop up menu – Open – open graphs and folders.</text:p>
      <text:p text:style-name="P1">Right Click - Pop up menu – Export – export the graph on screen to a file.</text:p>
      <text:p text:style-name="P1">Right Click - Pop up menu – Close Graph – close only selected graph in the panel.</text:p>
      <text:p text:style-name="P1">Right Click - Pop up menu – Close all Graph – close all the graphs in the panel.</text:p>
      <text:p text:style-name="P1">Right Click - Pop up menu – Quit – quit the Program.</text:p>
      <text:p text:style-name="P1"/>
      <text:p text:style-name="P1"/>
      <text:p text:style-name="P2">BUTTONS</text:p>
      <text:p text:style-name="P2"/>
      <text:p text:style-name="P1">WORKING BUTTONS SHORTCUTS</text:p>
      <text:p text:style-name="P1"/>
      <text:p text:style-name="P1">- **0-8** select peaks in keyframe;</text:p>
      <text:p text:style-name="P1">- **UP-arrowkey** - increase peaks height;</text:p>
      <text:p text:style-name="P1">- **DOWN-arrowkey** - decrease peaks height;</text:p>
      <text:p text:style-name="P1">- **LEFT-arrowkey** - increase peaks frequency;</text:p>
      <text:p text:style-name="P1">- **RIGHT-arrowkey** - decrease peaks frequency;</text:p>
      <text:p text:style-name="P1">- **[** - decrease peaks width from left side;</text:p>
      <text:p text:style-name="P1">- **]** - increase peaks width from left side; </text:p>
      <text:p text:style-name="P1">- **&lt;** - decrease peaks width;</text:p>
      <text:p text:style-name="P1">- **&gt;** - increase peaks width;</text:p>
      <text:p text:style-name="P1">- **/** - make selected peak symetrical;</text:p>
      <text:p text:style-name="P1">- **X** - select next peak;</text:p>
      <text:p text:style-name="P1">- **Z** - select previous peak;</text:p>
      <text:p text:style-name="P1">- **PageUp** - select previous keyframe;</text:p>
      <text:p text:style-name="P1">- **PageDown** - select next keyframe;</text:p>
      <text:p text:style-name="P1">- **CTRL-A** - select all keyframes</text:p>
      <text:p text:style-name="P1">- **CTRL-B** - toggle bass reduction</text:p>
      <text:p text:style-name="P1">- **CTRL-C** - copy selected keyframes</text:p>
      <text:p text:style-name="P1">- **CTRL-G** - toggle grid</text:p>
      <text:p text:style-name="P1">- **CTRL-I** - interpolate adjacent keyframes</text:p>
      <text:p text:style-name="P1">- **CTRL-N** - add new marker</text:p>
      <text:p text:style-name="P1">- **CTRL-M** - toggle first marker</text:p>
      <text:p text:style-name="P1">- **CTRL-V** - paste copied keyframes</text:p>
      <text:p text:style-name="P1">- **CTRL-Z** - zero all peaks in selected keyframe</text:p>
      <text:p text:style-name="P1">- **CTRL-C** - copy selected keyframes</text:p>
      <text:p text:style-name="P1">- **CTRL-N** - add new marker</text:p>
      <text:p text:style-name="P1">- **CTRL-M** - toggle first marker</text:p>
      <text:p text:style-name="P1">- **CTRL-SHIFT-V** - paste copied keyframes after existing keyframes</text:p>
      <text:p text:style-name="P1">- **CTRL-Z** - zero all peaks in selected keyframe</text:p>
      <text:p text:style-name="P1"/>
      <text:p text:style-name="P1"><text:tab/>Show documentation button has been fixed - <text:s/>it opens documentation in your default web browser.</text:p>
      <text:p text:style-name="P1"/>
      <text:p text:style-name="P1"><text:tab/>Count word occurrences button added to the menu, which counts number of words used in the text area as an input.</text:p>
      <text:p text:style-name="P1"/>
      <text:p text:style-name="P1">ADDING FUNCTIONS TO BUTTONS</text:p>
      <text:p text:style-name="P1"/>
      <text:p text:style-name="P1"><text:tab/>Speak Characters – returns the given word in separate characters, e.g.:</text:p>
      <text:p text:style-name="P1"><text:s/><text:tab/>“SPEAK” as “S”, ”P”, ”E”, ”A", ”K”</text:p>
      <text:p text:style-name="P1"/>
      <text:p text:style-name="P1"><text:tab/>Speak Character Name – returns given words separated by vowels to stress on space or word ending, e.g.:</text:p>
      <text:p text:style-name="P1"><text:tab/>“Because” as “be – cause”</text:p>
      <text:p text:style-name="P1"/>
      <text:p text:style-name="P1"><text:tab/>Speak Punctuations - returns just punctuation from the given word. The alphabets and numbers from the word are ignored, e.g.:</text:p>
      <text:p text:style-name="P1"><text:tab/>“speak\*” only \* is returned.</text:p>
      <text:p text:style-name="P1"/>
      <text:p text:style-name="P1"/>
      <text:p text:style-name="P2">COMMAND BUTTONS</text:p>
      <text:p text:style-name="P1"/>
      <text:p text:style-name="P1"><text:tab/>To pause the speaking process, use Pause button in the Text tab (or Menu <text:soft-page-break/>bar - Speak – Pause).</text:p>
      <text:p text:style-name="P1"><text:tab/>To stop – use Stop button in the Text tab (or Menu bar - Speak –Stop )</text:p>
      <text:p text:style-name="P1"><text:tab/>To start speaking the user input – use Play button in the Text tab (or Menu bar - Speak – Speak).</text:p>
      <text:p text:style-name="P1"><text:tab/>To resume the speaking process, when paused, use Resume button in the Text tab (or Menu bar – Speak – Resume).</text:p>
      <text:p text:style-name="P1"/>
      <text:p text:style-name="P1"><text:tab/>Reconfigured command buttons – Speak/ Stop/ Pause, so now they work properly. Now it allows you to stop and pause speaking process even for larger amount of words/characters, and resume it easily, whereas before it only allowed you to play the user input. </text:p>
      <text:p text:style-name="P1"/>
      <text:p text:style-name="P1"/>
      <text:p text:style-name="P2">UNUSED BUTTONS</text:p>
      <text:p text:style-name="P1"/>
      <text:p text:style-name="P1"><text:tab/>Unused, unneccessary and outdated buttons and functions have been removed - Compile at sample rate, Layout _rules files, Sort _rules files, Convert to UTF8. </text:p>
      <text:p text:style-name="P1"/>
      <text:p text:style-name="P1"/>
      <text:p text:style-name="P2">NOT WORKING BUTTONS</text:p>
      <text:p text:style-name="P1"/>
      <text:p text:style-name="P1"><text:tab/>Software still has some unfixed issues, here are listed some not working buttons:</text:p>
      <text:p text:style-name="P1"><text:tab/>#Tools – Process Lexicon – Languages;</text:p>
      <text:p text:style-name="P1"><text:tab/>#Help – eSpeak Documentation - takes you to the original eSpeak-ng documentation in your default web browser.</text:p>
      <text:p text:style-name="P1"/>
      <text:p text:style-name="P1"/>
      <text:p text:style-name="P2">MBROLA</text:p>
      <text:p text:style-name="P1"/>
      <text:p text:style-name="P1">First user needs to install Mbrola, Linux code - </text:p>
      <text:p text:style-name="P1"/>
      <text:p text:style-name="P1">`sudo apt install mbrola mbrola-en1`</text:p>
      <text:p text:style-name="P1"/>
      <text:p text:style-name="P1">It automatically analyzes the inputted text in the text area algorithm returns the time period of the character spelled and the graph coordinated example</text:p>
      <text:p text:style-name="P1"/>
      <text:p text:style-name="P1">Output message:</text:p>
      <text:p text:style-name="P1"/>
      <text:p text:style-name="P1"><text:s/>1. h 70 </text:p>
      <text:p text:style-name="P1"><text:s text:c="4"/>- time period=70</text:p>
      <text:p text:style-name="P1"/>
      <text:p text:style-name="P1">2. @ 24 0 94 20 95 40 96 59 97 80 99 100 99 </text:p>
      <text:p text:style-name="P1"><text:s text:c="4"/>- time period=24</text:p>
      <text:p text:style-name="P1"><text:s text:c="4"/>- graph coordinates x=0, y=94 ….x=100, y=99</text:p>
      <text:p text:style-name="P1"/>
      <text:p text:style-name="P1">3. l 65</text:p>
      <text:p text:style-name="P1"><text:s text:c="4"/>- time period=65</text:p>
      <text:p text:style-name="P1"/>
      <text:p text:style-name="P1">4. @U 175 0 102 80 76 100 76</text:p>
      <text:p text:style-name="P1"><text:s text:c="4"/>- time period=175</text:p>
      <text:p text:style-name="P1"><text:s text:c="4"/>- graph coordinates x=0, y=102 ….x=100, y=76</text:p>
      <text:p text:style-name="P1"/>
      <text:p text:style-name="P1">Results are displayed in the Prosody tab and the software console.</text:p>
      <text:p text:style-name="P1"/>
      <text:p text:style-name="P1"/>
      <text:p text:style-name="P2">OTHER UPDATES AND USEFUL INFO</text:p>
      <text:p text:style-name="P1"/>
      <text:p text:style-name="P1">Java util logger was replaced with <text:span text:style-name="T1">Log4j</text:span>, which is more suitable and functional, accordingly, levels were changed.</text:p>
      <text:p text:style-name="P1"/>
      <text:p text:style-name="P1">For user purposes, Open and Open2 remembers two different last source directories.</text:p>
      <text:p text:style-name="P1"><text:soft-page-break/></text:p>
      <text:p text:style-name="P1">Splash screen was added as a welcome screen, while program opens/loads.</text:p>
      <text:p text:style-name="P1"/>
      <text:p text:style-name="P1">Phoneme opening is done trough eSpeak-ng library, written in C.</text:p>
      <text:p text:style-name="P1"/>
      <text:p text:style-name="P1">File pom.xml is used to build executable .jar file.</text:p>
      <text:p text:style-name="P1"/>
      <text:p text:style-name="P1">Added Help tab - takes you to the original eSpeak-ng documentation, which might be useful.</text:p>
      <text:p text:style-name="P1"/>
      <text:p text:style-name="P1">The only type of phonemes which is not recognised is SPECSCP2 which is outdated and might not exist among phonemes in folder 'phsource'.</text:p>
      <text:p text:style-name="P1"/>
      <text:p text:style-name="P1">It is possible to change phoneme peak data using text fields</text:p>
      <text:p text:style-name="P1"/>
      <text:p text:style-name="P1">Corrections made to the visual appearance of the Spect tab - aligned text labels for rows, added %rms spinner.</text:p>
      <text:p text:style-name="P1"/>
      <text:p text:style-name="P1"/>
      <text:p text:style-name="P2">TEST COVERAGE </text:p>
      <text:p text:style-name="P1"/>
      <text:p text:style-name="P1">Test coverage improved.</text:p>
      <text:p text:style-name="P1"/>
      <text:p text:style-name="P1"/>
      <text:p text:style-name="P1"><text:span text:style-name="T1">FUTURE WORK</text:span></text:p>
      <text:p text:style-name="P16"/>
      <text:p text:style-name="P17">PHONEME LIST DATA</text:p>
      <text:p text:style-name="P11"/>
      <text:p text:style-name="P13"><text:tab/>This function <text:span text:style-name="T6">is</text:span> not used in the project <text:span text:style-name="T6">yet</text:span>. <text:s text:c="92"/></text:p>
      <text:p text:style-name="P13"><text:s text:c="143"/></text:p>
      <text:p text:style-name="P13"><text:tab/>This function acquires PHONEME_LIST data form "C" espeak-ng project <text:s text:c="70"/>PHONEME_LIST, <text:span text:style-name="T6">whīch </text:span>is not publicly available, so if you want this use this function you need to add this line: <text:s text:c="127"/></text:p>
      <text:p text:style-name="P13"><text:s text:c="143"/></text:p>
      <text:p text:style-name="P13">&gt;extern PHONEME_LIST *getPhonemeList(); <text:s text:c="98"/></text:p>
      <text:p text:style-name="P13"><text:s text:c="143"/></text:p>
      <text:p text:style-name="P14"><text:span text:style-name="T6"><text:tab/>T</text:span>o synthesize.h in espeak-ng projec<text:span text:style-name="T6">t and add these lines:</text:span> </text:p>
      <text:p text:style-name="P14"><text:s text:c="171"/></text:p>
      <text:p text:style-name="P13"><text:tab/> #pragma GCC visibility push(default) <text:s text:c="100"/></text:p>
      <text:p text:style-name="P13"><text:tab/><text:tab/>PHONEME_LIST * getPhonemeList() { <text:s text:c="99"/></text:p>
      <text:p text:style-name="P13"><text:tab/><text:tab/>return &amp;phoneme_list; <text:s text:c="107"/></text:p>
      <text:p text:style-name="P13"><text:tab/><text:tab/>} <text:s text:c="131"/></text:p>
      <text:p text:style-name="P13"><text:tab/><text:tab/><text:tab/>#pragma GCC visibility pop <text:s text:c="110"/></text:p>
      <text:p text:style-name="P13"><text:s text:c="143"/></text:p>
      <text:p text:style-name="P15"><text:span text:style-name="T6"><text:tab/>T</text:span>o synthesize.c in espeak-ng project and recompile libespeakservice.so library and recompile libespeakservice.so library, you can do this with command:</text:p>
      <text:p text:style-name="P15"><text:s text:c="183"/></text:p>
      <text:p text:style-name="P15"><text:tab/>"./updateJNIchanges.sh" in this project. </text:p>
      <text:p text:style-name="P15"><text:s text:c="72"/></text:p>
      <text:p text:style-name="P15">*Note that both "espeak-ng" and "espeak-ng-jeditor" projects should be located in the same folder to compile library</text:p>
      <text:p text:style-name="P15">(e.g../workspace/espeak-ng ../workspace/eskeap-ng-jeditor)* <text:s text:c="82"/></text:p>
      <text:p text:style-name="P13"><text:s text:c="143"/></text:p>
      <text:p text:style-name="P13"><text:tab/>This function not just gives back PHONEME_DATA for each Phoneme in your text, but also voices it out.This conflicts with already existing function, so when you press "Speak" its speaks out twice. <text:s text:c="47"/></text:p>
      <text:p text:style-name="P15"><text:s/><text:tab/>Possible solution is to somehow disable speech for this function, or replace existing one (found in EvenHandlers.java:298) with this one. </text:p>
      <text:p text:style-name="P15"><text:tab/>Unfortunately due to Thread problems and time limits i was not able to do this. </text:p>
      <text:p text:style-name="P15"><text:s text:c="62"/></text:p>
      <text:p text:style-name="P13"><text:span text:style-name="T7"><text:tab/>For this, </text:span>3 classes <text:span text:style-name="T7">were created </text:span>- PhonemeList.java, PhonemeList2.java and PhonemeTab.java, which right now do nothing, but could be used to store this da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9T15:46:20.774913466</dc:date>
    <meta:editing-duration>PT16M35S</meta:editing-duration>
    <meta:editing-cycles>2</meta:editing-cycles>
    <meta:generator>LibreOffice/5.1.6.2$Linux_X86_64 LibreOffice_project/10m0$Build-2</meta:generator>
    <meta:document-statistic meta:table-count="0" meta:image-count="0" meta:object-count="0" meta:page-count="5" meta:paragraph-count="170" meta:word-count="1715" meta:character-count="15277" meta:non-whitespace-character-count="8973"/>
  </office:meta>
</office:document-meta>
</file>